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4700b8" draw:fill="solid" draw:fill-color="#4700b8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307cm"/>
    </style:style>
    <style:style style:name="gr3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32pt" style:font-size-asian="32pt" style:font-size-complex="32pt"/>
    </style:style>
    <style:style style:name="P3" style:family="paragraph">
      <style:text-properties fo:color="#000000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6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9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12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6cm" svg:y="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9cm" svg:y="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12cm" svg:y="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9cm" svg:y="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6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9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12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9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15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15cm" svg:y="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svg:x="15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2.633cm" svg:height="1.557cm" svg:x="5.795cm" svg:y="9.155cm">
          <draw:text-box>
            <text:p text:style-name="P2"><text:span text:style-name="T1">(0,j)</text:span></text:p>
          </draw:text-box>
        </draw:frame>
        <draw:custom-shape draw:style-name="gr3" draw:text-style-name="P1" draw:layer="layout" svg:width="2cm" svg:height="2cm" svg:x="6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cm" svg:height="2cm" svg:x="9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cm" svg:height="2cm" svg:x="12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cm" svg:height="2cm" svg:x="15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cm" svg:height="2cm" svg:x="3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cm" svg:height="2cm" svg:x="3cm" svg:y="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cm" svg:height="2cm" svg:x="3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cm" svg:height="2cm" svg:x="3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cm" svg:height="2cm" svg:x="6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cm" svg:height="2cm" svg:x="9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cm" svg:height="2cm" svg:x="12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cm" svg:height="2cm" svg:x="15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cm" svg:height="2cm" svg:x="3cm" svg:y="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3.233cm" svg:height="1.557cm" svg:x="2.567cm" svg:y="9.2cm">
          <draw:text-box>
            <text:p text:style-name="P3"><text:span text:style-name="T1">(-1,j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21T15:39:35</meta:creation-date>
    <dc:date>2011-04-21T15:52:02</dc:date>
    <meta:editing-duration>PT00H12M28S</meta:editing-duration>
    <meta:editing-cycles>4</meta:editing-cycles>
    <meta:generator>OpenOffice.org/3.2$Unix OpenOffice.org_project/320m12$Build-9483</meta:generator>
    <meta:document-statistic meta:object-count="34"/>
  </office:meta>
</office:document-meta>
</file>